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 of my research activities:</text:p>
      <text:p text:style-name="Standard">----------------------------------------------------------------------------------------------------------------------------</text:p>
      <text:p text:style-name="Standard">Date: Thursday January 3rd 2013</text:p>
      <text:p text:style-name="Standard"/>
      <text:p text:style-name="Standard">What is complete? </text:p>
      <text:list xml:id="list261113188" text:style-name="L1">
        <text:list-item>
          <text:p text:style-name="P1">Reading of the design</text:p>
        </text:list-item>
        <text:list-item>
          <text:p text:style-name="P1">Performing analysis of the design</text:p>
        </text:list-item>
        <text:list-item>
          <text:p text:style-name="P1">Generating a PDF of the analysis </text:p>
        </text:list-item>
      </text:list>
      <text:p text:style-name="Standard"/>
      <text:p text:style-name="Standard">What is to be done next?</text:p>
      <text:list xml:id="list1697157645" text:style-name="L2">
        <text:list-item>
          <text:p text:style-name="P2">Write a clustering algorithm </text:p>
          <text:list>
            <text:list-item>
              <text:p text:style-name="P2">Choosing cells (only standard? <text:s/>with macros?)</text:p>
              <text:list>
                <text:list-item>
                  <text:p text:style-name="P2">Choose only standard cells?</text:p>
                </text:list-item>
                <text:list-item>
                  <text:p text:style-name="P2">Choose only macro cells?</text:p>
                </text:list-item>
                <text:list-item>
                  <text:p text:style-name="P2">Choice based on what?</text:p>
                </text:list-item>
              </text:list>
            </text:list-item>
          </text:list>
        </text:list-item>
        <text:list-item>
          <text:p text:style-name="P2">Perl script needs to be enhanced for printing out top level PDF first and the tables after that</text:p>
        </text:list-item>
        <text:list-item>
          <text:p text:style-name="P2">Fix images in perl</text:p>
        </text:list-item>
      </text:list>
      <text:p text:style-name="Standard"/>
      <text:list xml:id="list517397447" text:continue-numbering="true" text:style-name="L2">
        <text:list-item>
          <text:list>
            <text:list-item>
              <text:list>
                <text:list-header>
                  <text:p text:style-name="P2"/>
                </text:list-header>
              </text:list>
            </text:list-item>
          </text:list>
        </text:list-item>
      </text:list>
      <text:p text:style-name="Standard">What did I do?</text:p>
      <text:p text:style-name="Standard">Completed writing code for analysis of benchmarks. </text:p>
      <text:p text:style-name="Standard">----------------------------------------------------------------------------------------------------------------------------</text:p>
      <text:p text:style-name="Standard">Date: Friday January 4th 2013</text:p>
      <text:p text:style-name="Standard"/>
      <text:p text:style-name="Standard">What did I do?</text:p>
      <text:p text:style-name="Standard">Clustering algorithm:</text:p>
      <text:p text:style-name="Standard"/>
      <text:list xml:id="list1693881649" text:style-name="L3">
        <text:list-item>
          <text:p text:style-name="P3">Cluster only standard cells</text:p>
        </text:list-item>
        <text:list-item>
          <text:p text:style-name="P3"/>
        </text:list-item>
      </text:list>
      <text:p text:style-name="Standard">----------------------------------------------------------------------------------------------------------------------------</text:p>
      <text:p text:style-name="Standard"/>
      <text:p text:style-name="Standard">----------------------------------------------------------------------------------------------------------------------------</text:p>
      <text:p text:style-name="Standard"/>
      <text:p text:style-name="Standard">----------------------------------------------------------------------------------------------------------------------------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kul Tirumalai</meta:initial-creator>
    <meta:creation-date>2013-01-03T21:25:29</meta:creation-date>
    <dc:date>2013-01-04T19:40:14</dc:date>
    <dc:creator>Nakul Tirumalai</dc:creator>
    <meta:editing-duration>PT6H12M50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1" meta:paragraph-count="25" meta:word-count="120" meta:character-count="1236" meta:non-whitespace-character-count="1147"/>
  </office:meta>
</office:document-meta>
</file>